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4.6875in" table:align="left"/>
    </style:style>
    <style:style style:name="Table1.A" style:family="table-column">
      <style:table-column-properties style:column-width="1.3361in"/>
    </style:style>
    <style:style style:name="Table1.B" style:family="table-column">
      <style:table-column-properties style:column-width="0.1375in"/>
    </style:style>
    <style:style style:name="Table1.C" style:family="table-column">
      <style:table-column-properties style:column-width="3.2139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5.8125in" fo:margin-left="0.4722in" table:align="left"/>
    </style:style>
    <style:style style:name="Table2.A" style:family="table-column">
      <style:table-column-properties style:column-width="0.216in"/>
    </style:style>
    <style:style style:name="Table2.B" style:family="table-column">
      <style:table-column-properties style:column-width="0.6097in"/>
    </style:style>
    <style:style style:name="Table2.C" style:family="table-column">
      <style:table-column-properties style:column-width="0.1375in"/>
    </style:style>
    <style:style style:name="Table2.D" style:family="table-column">
      <style:table-column-properties style:column-width="0.1618in"/>
    </style:style>
    <style:style style:name="Table2.E" style:family="table-column">
      <style:table-column-properties style:column-width="0.6875in"/>
    </style:style>
    <style:style style:name="Table2.F" style:family="table-column">
      <style:table-column-properties style:column-width="0.125in"/>
    </style:style>
    <style:style style:name="Table2.G" style:family="table-column">
      <style:table-column-properties style:column-width="3.875in"/>
    </style:style>
    <style:style style:name="Table2.A1" style:family="table-cell">
      <style:table-cell-properties fo:padding="0.0382in" fo:border="none"/>
    </style:style>
    <style:style style:name="Table2.5" style:family="table-row">
      <style:table-row-properties style:min-row-height="0.2986in"/>
    </style:style>
    <style:style style:name="Table3" style:family="table">
      <style:table-properties style:width="5.5653in" fo:margin-left="0.5069in" table:align="left"/>
    </style:style>
    <style:style style:name="Table3.A" style:family="table-column">
      <style:table-column-properties style:column-width="0.9521in"/>
    </style:style>
    <style:style style:name="Table3.B" style:family="table-column">
      <style:table-column-properties style:column-width="3.9215in"/>
    </style:style>
    <style:style style:name="Table3.C" style:family="table-column">
      <style:table-column-properties style:column-width="0.6917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in" fo:border="none"/>
    </style:style>
    <style:style style:name="Table5" style:family="table" style:master-page-name="">
      <style:table-properties style:width="6.25in" fo:margin-left="0.4847in" style:page-number="auto" table:align="left"/>
    </style:style>
    <style:style style:name="Table5.A" style:family="table-column">
      <style:table-column-properties style:column-width="0.3722in"/>
    </style:style>
    <style:style style:name="Table5.B" style:family="table-column">
      <style:table-column-properties style:column-width="5.8778in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line-height="150%" fo:text-align="center" style:justify-single-word="false"/>
      <style:text-properties fo:font-weight="bold" officeooo:rsid="0020733c" officeooo:paragraph-rsid="0020733c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officeooo:rsid="003d42dd" officeooo:paragraph-rsid="003d42dd"/>
    </style:style>
    <style:style style:name="P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paragraph-rsid="005459e4"/>
    </style:style>
    <style:style style:name="P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488787" officeooo:paragraph-rsid="00488787"/>
    </style:style>
    <style:style style:name="P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52b81b" officeooo:paragraph-rsid="0052b81b"/>
    </style:style>
    <style:style style:name="P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52f39f" officeooo:paragraph-rsid="0052f39f"/>
    </style:style>
    <style:style style:name="P7" style:family="paragraph" style:parent-style-name="Standard">
      <style:text-properties officeooo:paragraph-rsid="00b0c6e7"/>
    </style:style>
    <style:style style:name="P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504dd9" officeooo:paragraph-rsid="00504dd9"/>
    </style:style>
    <style:style style:name="P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61fc86" officeooo:paragraph-rsid="0061fc86"/>
    </style:style>
    <style:style style:name="P10" style:family="paragraph" style:parent-style-name="Table_20_Contents">
      <style:paragraph-properties fo:line-height="150%" fo:text-align="start" style:justify-single-word="false"/>
      <style:text-properties officeooo:rsid="002146f2" officeooo:paragraph-rsid="002146f2"/>
    </style:style>
    <style:style style:name="P11" style:family="paragraph" style:parent-style-name="Table_20_Contents">
      <style:paragraph-properties fo:line-height="150%" fo:text-align="start" style:justify-single-word="false"/>
      <style:text-properties officeooo:rsid="00215515" officeooo:paragraph-rsid="00215515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line-height="150%" fo:text-align="start" style:justify-single-word="false"/>
      <style:text-properties officeooo:rsid="0027b016" officeooo:paragraph-rsid="0027b016"/>
    </style:style>
    <style:style style:name="P14" style:family="paragraph" style:parent-style-name="Table_20_Contents">
      <style:paragraph-properties fo:line-height="150%" fo:text-align="start" style:justify-single-word="false"/>
      <style:text-properties officeooo:rsid="00294e7a" officeooo:paragraph-rsid="00294e7a"/>
    </style:style>
    <style:style style:name="P15" style:family="paragraph" style:parent-style-name="Table_20_Contents">
      <style:paragraph-properties fo:line-height="150%" fo:text-align="start" style:justify-single-word="false"/>
      <style:text-properties officeooo:rsid="002982eb" officeooo:paragraph-rsid="002982eb"/>
    </style:style>
    <style:style style:name="P16" style:family="paragraph" style:parent-style-name="Table_20_Contents">
      <style:paragraph-properties fo:line-height="150%" fo:text-align="start" style:justify-single-word="false"/>
      <style:text-properties officeooo:rsid="0029e5da" officeooo:paragraph-rsid="0029e5da"/>
    </style:style>
    <style:style style:name="P17" style:family="paragraph" style:parent-style-name="Table_20_Contents">
      <style:paragraph-properties fo:line-height="150%"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rsid="0057f3c2" officeooo:paragraph-rsid="0057f3c2"/>
    </style:style>
    <style:style style:name="P19" style:family="paragraph" style:parent-style-name="Table_20_Contents">
      <style:paragraph-properties fo:text-align="center" style:justify-single-word="false"/>
      <style:text-properties officeooo:rsid="0065172a" officeooo:paragraph-rsid="0065172a"/>
    </style:style>
    <style:style style:name="P20" style:family="paragraph" style:parent-style-name="Table_20_Contents">
      <style:paragraph-properties fo:text-align="start" style:justify-single-word="false"/>
      <style:text-properties officeooo:rsid="0067f29a" officeooo:paragraph-rsid="0067f29a"/>
    </style:style>
    <style:style style:name="P21" style:family="paragraph" style:parent-style-name="Table_20_Contents">
      <style:paragraph-properties fo:text-align="start" style:justify-single-word="false"/>
      <style:text-properties officeooo:rsid="00787994" officeooo:paragraph-rsid="00787994"/>
    </style:style>
    <style:style style:name="P22" style:family="paragraph" style:parent-style-name="Table_20_Contents">
      <style:paragraph-properties fo:text-align="start" style:justify-single-word="false"/>
      <style:text-properties officeooo:rsid="007a627b" officeooo:paragraph-rsid="007a627b"/>
    </style:style>
    <style:style style:name="P23" style:family="paragraph" style:parent-style-name="Table_20_Contents">
      <style:paragraph-properties fo:text-align="start" style:justify-single-word="false"/>
      <style:text-properties officeooo:rsid="007fc3b4" officeooo:paragraph-rsid="007fc3b4"/>
    </style:style>
    <style:style style:name="P24" style:family="paragraph" style:parent-style-name="Table_20_Contents">
      <style:paragraph-properties fo:text-align="center" style:justify-single-word="false"/>
      <style:text-properties officeooo:rsid="008ce2f1" officeooo:paragraph-rsid="008ce2f1"/>
    </style:style>
    <style:style style:name="P25" style:family="paragraph" style:parent-style-name="Table_20_Contents">
      <style:paragraph-properties fo:text-align="center" style:justify-single-word="false"/>
      <style:text-properties officeooo:rsid="008e601a" officeooo:paragraph-rsid="008e601a"/>
    </style:style>
    <style:style style:name="P26" style:family="paragraph" style:parent-style-name="Table_20_Contents">
      <style:paragraph-properties fo:text-align="start" style:justify-single-word="false"/>
      <style:text-properties officeooo:rsid="00939868" officeooo:paragraph-rsid="00939868"/>
    </style:style>
    <style:style style:name="P27" style:family="paragraph" style:parent-style-name="Table_20_Contents">
      <style:paragraph-properties fo:text-align="start" style:justify-single-word="false"/>
      <style:text-properties officeooo:rsid="0096a8b4" officeooo:paragraph-rsid="0096a8b4"/>
    </style:style>
    <style:style style:name="P28" style:family="paragraph" style:parent-style-name="Table_20_Contents">
      <style:paragraph-properties fo:text-align="start" style:justify-single-word="false"/>
      <style:text-properties officeooo:rsid="009731c1" officeooo:paragraph-rsid="009731c1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b0c6e7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b720cc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officeooo:rsid="0075fb0f" officeooo:paragraph-rsid="00b0c6e7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officeooo:rsid="00db77e4" officeooo:paragraph-rsid="00db77e4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7d1ea3" officeooo:paragraph-rsid="008ce2f1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weight="bold" officeooo:rsid="008060f4" officeooo:paragraph-rsid="008060f4" style:font-weight-asian="bold" style:font-weight-complex="bold"/>
    </style:style>
    <style:style style:name="P35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officeooo:rsid="0097b635" officeooo:paragraph-rsid="009a138f"/>
    </style:style>
    <style:style style:name="P36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officeooo:rsid="0097b635" officeooo:paragraph-rsid="009bb04e"/>
    </style:style>
    <style:style style:name="P37" style:family="paragraph" style:parent-style-name="Table_20_Contents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0badb65" officeooo:paragraph-rsid="00badb65"/>
    </style:style>
    <style:style style:name="P38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5d982d" officeooo:paragraph-rsid="005d982d"/>
    </style:style>
    <style:style style:name="P39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ddb234" officeooo:paragraph-rsid="00ddb234"/>
    </style:style>
    <style:style style:name="P40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e08e7d" officeooo:paragraph-rsid="00ea7bb7"/>
    </style:style>
    <style:style style:name="P41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e117b7" officeooo:paragraph-rsid="00e117b7"/>
    </style:style>
    <style:style style:name="P42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e2a654" officeooo:paragraph-rsid="00e2a654"/>
    </style:style>
    <style:style style:name="P43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e8f0a7" officeooo:paragraph-rsid="00e8f0a7"/>
    </style:style>
    <style:style style:name="P44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ea0454" officeooo:paragraph-rsid="00ea0454"/>
    </style:style>
    <style:style style:name="P45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ea0454" officeooo:paragraph-rsid="00eeb930"/>
    </style:style>
    <style:style style:name="P46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f06e47" officeooo:paragraph-rsid="00f06e47"/>
    </style:style>
    <style:style style:name="P47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fo:font-weight="bold" officeooo:rsid="0061fc86" officeooo:paragraph-rsid="0061fc86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officeooo:rsid="00aa273b" officeooo:paragraph-rsid="00aa273b"/>
    </style:style>
    <style:style style:name="P49" style:family="paragraph" style:parent-style-name="Standard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officeooo:rsid="00aa273b" officeooo:paragraph-rsid="00b0c6e7"/>
    </style:style>
    <style:style style:name="P50" style:family="paragraph" style:parent-style-name="Standard" style:list-style-name="L1">
      <style:paragraph-properties fo:line-height="150%" fo:text-align="start" style:justify-single-word="false"/>
      <style:text-properties officeooo:paragraph-rsid="003ab081"/>
    </style:style>
    <style:style style:name="P51" style:family="paragraph" style:parent-style-name="Standard" style:list-style-name="L1">
      <style:paragraph-properties fo:line-height="150%" fo:text-align="start" style:justify-single-word="false"/>
      <style:text-properties officeooo:rsid="003d42dd" officeooo:paragraph-rsid="003ab081"/>
    </style:style>
    <style:style style:name="P52" style:family="paragraph" style:parent-style-name="Standard" style:list-style-name="L3">
      <style:paragraph-properties fo:line-height="150%" fo:text-align="start" style:justify-single-word="false"/>
      <style:text-properties officeooo:rsid="003d42dd" officeooo:paragraph-rsid="003d42dd"/>
    </style:style>
    <style:style style:name="P53" style:family="paragraph" style:parent-style-name="Standard">
      <style:paragraph-properties fo:line-height="150%" fo:text-align="start" style:justify-single-word="false"/>
      <style:text-properties officeooo:rsid="003ca262" officeooo:paragraph-rsid="003ab081"/>
    </style:style>
    <style:style style:name="P54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officeooo:rsid="00c9f73f" officeooo:paragraph-rsid="00c9f73f"/>
    </style:style>
    <style:style style:name="P55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49d3dc" officeooo:paragraph-rsid="0049d3dc"/>
    </style:style>
    <style:style style:name="P56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cdedbb" officeooo:paragraph-rsid="00cdedbb"/>
    </style:style>
    <style:style style:name="P57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cfa928" officeooo:paragraph-rsid="00cfa928"/>
    </style:style>
    <style:style style:name="P58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d0d7c1" officeooo:paragraph-rsid="00d0d7c1"/>
    </style:style>
    <style:style style:name="P59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d4fec7" officeooo:paragraph-rsid="00d4fec7"/>
    </style:style>
    <style:style style:name="P60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d60711" officeooo:paragraph-rsid="00d60711"/>
    </style:style>
    <style:style style:name="P61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0d60711" officeooo:paragraph-rsid="00d60711"/>
    </style:style>
    <style:style style:name="P62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0504dd9" officeooo:paragraph-rsid="00504dd9"/>
    </style:style>
    <style:style style:name="P63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0d79b35" officeooo:paragraph-rsid="00d79b35"/>
    </style:style>
    <style:style style:name="P64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0d8b7c8" officeooo:paragraph-rsid="00d8b7c8"/>
    </style:style>
    <style:style style:name="P65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officeooo:rsid="0052f39f" officeooo:paragraph-rsid="0052f39f"/>
    </style:style>
    <style:style style:name="P66" style:family="paragraph" style:parent-style-name="Standard" style:list-style-name="L8">
      <loext:graphic-properties draw:fill="none"/>
      <style:paragraph-properties fo:line-height="150%" fo:text-align="start" style:justify-single-word="false" fo:background-color="transparent"/>
      <style:text-properties officeooo:rsid="005459e4" officeooo:paragraph-rsid="005459e4"/>
    </style:style>
    <style:style style:name="P67" style:family="paragraph" style:parent-style-name="Standard" style:list-style-name="L10">
      <loext:graphic-properties draw:fill="none"/>
      <style:paragraph-properties fo:line-height="150%" fo:text-align="start" style:justify-single-word="false" fo:background-color="transparent"/>
      <style:text-properties officeooo:rsid="0061fc86" officeooo:paragraph-rsid="0061fc86"/>
    </style:style>
    <style:style style:name="P68" style:family="paragraph" style:parent-style-name="Standard" style:list-style-name="L12">
      <loext:graphic-properties draw:fill="none"/>
      <style:paragraph-properties fo:line-height="150%" fo:text-align="start" style:justify-single-word="false" fo:background-color="transparent"/>
      <style:text-properties officeooo:rsid="00aa273b" officeooo:paragraph-rsid="00aa273b"/>
    </style:style>
    <style:style style:name="P69" style:family="paragraph" style:parent-style-name="Standard" style:list-style-name="L13">
      <loext:graphic-properties draw:fill="none"/>
      <style:paragraph-properties fo:line-height="150%" fo:text-align="start" style:justify-single-word="false" fo:background-color="transparent">
        <style:tab-stops>
          <style:tab-stop style:position="1.6264in"/>
        </style:tab-stops>
      </style:paragraph-properties>
      <style:text-properties officeooo:rsid="00aa273b" officeooo:paragraph-rsid="00aa273b"/>
    </style:style>
    <style:style style:name="P70" style:family="paragraph" style:parent-style-name="Standard" style:list-style-name="L4" style:master-page-name="">
      <loext:graphic-properties draw:fill="none"/>
      <style:paragraph-properties fo:line-height="150%" fo:text-align="start" style:justify-single-word="false" style:page-number="auto" fo:background-color="transparent"/>
      <style:text-properties officeooo:rsid="00c73f7d" officeooo:paragraph-rsid="00c73f7d"/>
    </style:style>
    <style:style style:name="P71" style:family="paragraph" style:parent-style-name="Standard" style:list-style-name="L14" style:master-page-name="">
      <loext:graphic-properties draw:fill="none"/>
      <style:paragraph-properties fo:margin-left="0.75in" fo:margin-right="0in" fo:line-height="150%" fo:text-align="start" style:justify-single-word="false" fo:text-indent="-0.25in" style:auto-text-indent="false" style:page-number="auto" fo:background-color="transparent"/>
      <style:text-properties officeooo:rsid="00aa273b" officeooo:paragraph-rsid="00aa273b"/>
    </style:style>
    <style:style style:name="P72" style:family="paragraph" style:parent-style-name="Standard" style:list-style-name="L14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officeooo:rsid="00aa273b" officeooo:paragraph-rsid="00aa273b"/>
    </style:style>
    <style:style style:name="P73" style:family="paragraph" style:parent-style-name="Standard" style:list-style-name="L15" style:master-page-name="">
      <loext:graphic-properties draw:fill="none"/>
      <style:paragraph-properties fo:margin-left="1in" fo:margin-right="0in" fo:line-height="150%" fo:text-align="start" style:justify-single-word="false" fo:text-indent="-0.25in" style:auto-text-indent="false" style:page-number="auto" fo:background-color="transparent">
        <style:tab-stops>
          <style:tab-stop style:position="1.6264in"/>
        </style:tab-stops>
      </style:paragraph-properties>
      <style:text-properties officeooo:rsid="00aa273b" officeooo:paragraph-rsid="00aa273b"/>
    </style:style>
    <style:style style:name="P74" style:family="paragraph" style:parent-style-name="Standard" style:list-style-name="L16" style:master-page-name="">
      <loext:graphic-properties draw:fill="none"/>
      <style:paragraph-properties fo:margin-left="1in" fo:margin-right="0in" fo:line-height="150%" fo:text-align="start" style:justify-single-word="false" fo:text-indent="-0.25in" style:auto-text-indent="false" style:page-number="auto" fo:background-color="transparent">
        <style:tab-stops>
          <style:tab-stop style:position="1.6264in"/>
        </style:tab-stops>
      </style:paragraph-properties>
      <style:text-properties officeooo:rsid="00aa273b" officeooo:paragraph-rsid="00ab25a9"/>
    </style:style>
    <style:style style:name="P75" style:family="paragraph" style:parent-style-name="Standard" style:list-style-name="L15">
      <loext:graphic-properties draw:fill="none"/>
      <style:paragraph-properties fo:margin-left="1in" fo:margin-right="0in" fo:line-height="150%" fo:text-align="start" style:justify-single-word="false" fo:text-indent="-0.25in" style:auto-text-indent="false" fo:background-color="transparent">
        <style:tab-stops>
          <style:tab-stop style:position="1.6264in"/>
        </style:tab-stops>
      </style:paragraph-properties>
      <style:text-properties officeooo:rsid="00aa273b" officeooo:paragraph-rsid="00aa273b"/>
    </style:style>
    <style:style style:name="P76" style:family="paragraph" style:parent-style-name="Standard" style:list-style-name="L16">
      <loext:graphic-properties draw:fill="none"/>
      <style:paragraph-properties fo:margin-left="1in" fo:margin-right="0in" fo:line-height="150%" fo:text-align="start" style:justify-single-word="false" fo:text-indent="-0.25in" style:auto-text-indent="false" fo:background-color="transparent">
        <style:tab-stops>
          <style:tab-stop style:position="1.6264in"/>
        </style:tab-stops>
      </style:paragraph-properties>
      <style:text-properties officeooo:rsid="00aa273b" officeooo:paragraph-rsid="00ab25a9"/>
    </style:style>
    <style:style style:name="P77" style:family="paragraph" style:parent-style-name="Standard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/>
      <style:text-properties officeooo:paragraph-rsid="013b994a"/>
    </style:style>
    <style:style style:name="P78" style:family="paragraph" style:parent-style-name="Standard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/>
      <style:text-properties officeooo:rsid="003ca262" officeooo:paragraph-rsid="013d6426"/>
    </style:style>
    <style:style style:name="P79" style:family="paragraph" style:parent-style-name="Table_20_Contents">
      <style:paragraph-properties fo:text-align="start" style:justify-single-word="false"/>
      <style:text-properties officeooo:rsid="0139c761" officeooo:paragraph-rsid="0139c761"/>
    </style:style>
    <style:style style:name="P80" style:family="paragraph" style:parent-style-name="Table_20_Contents">
      <style:paragraph-properties fo:text-align="start" style:justify-single-word="false"/>
      <style:text-properties officeooo:rsid="013d6426" officeooo:paragraph-rsid="013d6426"/>
    </style:style>
    <style:style style:name="P81" style:family="paragraph" style:parent-style-name="Table_20_Contents" style:list-style-name="L2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029e5da" officeooo:paragraph-rsid="0029e5da"/>
    </style:style>
    <style:style style:name="P82" style:family="paragraph" style:parent-style-name="Table_20_Contents" style:list-style-name="L9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officeooo:rsid="00ddb234" officeooo:paragraph-rsid="00e3d542"/>
    </style:style>
    <style:style style:name="P83" style:family="paragraph" style:parent-style-name="Table_20_Contents" style:list-style-name="L9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e8f0a7" officeooo:paragraph-rsid="00e8f0a7"/>
    </style:style>
    <style:style style:name="P84" style:family="paragraph" style:parent-style-name="Table_20_Contents" style:list-style-name="L9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f17b57" officeooo:paragraph-rsid="00f17b57"/>
    </style:style>
    <style:style style:name="P85" style:family="paragraph" style:parent-style-name="Table_20_Contents" style:list-style-name="L9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f3c384" officeooo:paragraph-rsid="00f3c384"/>
    </style:style>
    <style:style style:name="P86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6c68dd" officeooo:paragraph-rsid="006c68dd"/>
    </style:style>
    <style:style style:name="P87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f40820" officeooo:paragraph-rsid="00f40820"/>
    </style:style>
    <style:style style:name="P88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f57b31" officeooo:paragraph-rsid="00f57b31"/>
    </style:style>
    <style:style style:name="P89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941d4" officeooo:paragraph-rsid="007941d4"/>
    </style:style>
    <style:style style:name="P90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fd25e0" officeooo:paragraph-rsid="00fd25e0"/>
    </style:style>
    <style:style style:name="P91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fed1ff" officeooo:paragraph-rsid="00fed1ff"/>
    </style:style>
    <style:style style:name="P92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100407f" officeooo:paragraph-rsid="0100407f"/>
    </style:style>
    <style:style style:name="P93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7a627b" officeooo:paragraph-rsid="007a627b"/>
    </style:style>
    <style:style style:name="P94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a627b" officeooo:paragraph-rsid="007a627b"/>
    </style:style>
    <style:style style:name="P95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7fc3b4" officeooo:paragraph-rsid="007fc3b4"/>
    </style:style>
    <style:style style:name="P96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7fc3b4" officeooo:paragraph-rsid="000bad63"/>
    </style:style>
    <style:style style:name="P97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fc3b4" officeooo:paragraph-rsid="007fc3b4"/>
    </style:style>
    <style:style style:name="P98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fc3b4" officeooo:paragraph-rsid="000bad63"/>
    </style:style>
    <style:style style:name="P99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107b3a3" officeooo:paragraph-rsid="0107b3a3"/>
    </style:style>
    <style:style style:name="P100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107b3a3" officeooo:paragraph-rsid="000bad63"/>
    </style:style>
    <style:style style:name="P101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108b6be" officeooo:paragraph-rsid="0108b6be"/>
    </style:style>
    <style:style style:name="P102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108b6be" officeooo:paragraph-rsid="000bad63"/>
    </style:style>
    <style:style style:name="P103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83in"/>
        </style:tab-stops>
      </style:paragraph-properties>
      <style:text-properties officeooo:rsid="01090d25" officeooo:paragraph-rsid="01090d25"/>
    </style:style>
    <style:style style:name="P104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83in"/>
        </style:tab-stops>
      </style:paragraph-properties>
      <style:text-properties officeooo:rsid="01090d25" officeooo:paragraph-rsid="000bad63"/>
    </style:style>
    <style:style style:name="P105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1100118" officeooo:paragraph-rsid="01100118"/>
    </style:style>
    <style:style style:name="P106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1100118" officeooo:paragraph-rsid="000bad63"/>
    </style:style>
    <style:style style:name="P107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1135bf7" officeooo:paragraph-rsid="01135bf7"/>
    </style:style>
    <style:style style:name="P108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1176dba" officeooo:paragraph-rsid="01176dba"/>
    </style:style>
    <style:style style:name="P109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1176dba" officeooo:paragraph-rsid="000bad63"/>
    </style:style>
    <style:style style:name="P110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1223832" officeooo:paragraph-rsid="000bad63"/>
    </style:style>
    <style:style style:name="P111" style:family="paragraph" style:parent-style-name="Table_20_Contents" style:list-style-name="L11">
      <loext:graphic-properties draw:fill="none"/>
      <style:paragraph-properties fo:text-align="center" style:justify-single-word="false" fo:background-color="transparent" text:number-lines="false" text:line-number="0"/>
      <style:text-properties officeooo:rsid="0097b635" officeooo:paragraph-rsid="009a138f"/>
    </style:style>
    <style:style style:name="T1" style:family="text">
      <style:text-properties officeooo:rsid="003e67e4"/>
    </style:style>
    <style:style style:name="T2" style:family="text">
      <style:text-properties officeooo:rsid="004c35dd"/>
    </style:style>
    <style:style style:name="T3" style:family="text">
      <style:text-properties style:text-underline-style="none" officeooo:rsid="007c66f1"/>
    </style:style>
    <style:style style:name="T4" style:family="text">
      <style:text-properties officeooo:rsid="007ddb89"/>
    </style:style>
    <style:style style:name="T5" style:family="text">
      <style:text-properties officeooo:rsid="0097415f"/>
    </style:style>
    <style:style style:name="T6" style:family="text">
      <style:text-properties officeooo:rsid="00ad07c3"/>
    </style:style>
    <style:style style:name="T7" style:family="text">
      <style:text-properties officeooo:rsid="008bc88b"/>
    </style:style>
    <style:style style:name="T8" style:family="text">
      <style:text-properties officeooo:rsid="008ae4a1"/>
    </style:style>
    <style:style style:name="T9" style:family="text">
      <style:text-properties officeooo:rsid="00b8e445"/>
    </style:style>
    <style:style style:name="T10" style:family="text">
      <style:text-properties officeooo:rsid="00bb714b"/>
    </style:style>
    <style:style style:name="T11" style:family="text">
      <style:text-properties officeooo:rsid="00bc14f4"/>
    </style:style>
    <style:style style:name="T12" style:family="text">
      <style:text-properties officeooo:rsid="00bc66ba"/>
    </style:style>
    <style:style style:name="T13" style:family="text">
      <style:text-properties officeooo:rsid="00c73f7d"/>
    </style:style>
    <style:style style:name="T14" style:family="text">
      <style:text-properties officeooo:rsid="00c86360"/>
    </style:style>
    <style:style style:name="T15" style:family="text">
      <style:text-properties officeooo:rsid="00cb0e90"/>
    </style:style>
    <style:style style:name="T16" style:family="text">
      <style:text-properties officeooo:rsid="00d60711"/>
    </style:style>
    <style:style style:name="T17" style:family="text">
      <style:text-properties officeooo:rsid="00dc2ccf"/>
    </style:style>
    <style:style style:name="T18" style:family="text">
      <style:text-properties officeooo:rsid="00f7e9ba"/>
    </style:style>
    <style:style style:name="T19" style:family="text">
      <style:text-properties officeooo:rsid="0102b231"/>
    </style:style>
    <style:style style:name="T20" style:family="text">
      <style:text-properties officeooo:rsid="0108b6be"/>
    </style:style>
    <style:style style:name="T21" style:family="text">
      <style:text-properties officeooo:rsid="010ad4b1"/>
    </style:style>
    <style:style style:name="T22" style:family="text">
      <style:text-properties officeooo:rsid="01100118"/>
    </style:style>
    <style:style style:name="T23" style:family="text">
      <style:text-properties officeooo:rsid="011407fb"/>
    </style:style>
    <style:style style:name="T24" style:family="text">
      <style:text-properties officeooo:rsid="0118fcf8"/>
    </style:style>
    <style:style style:name="T25" style:family="text">
      <style:text-properties officeooo:rsid="0135effc"/>
    </style:style>
    <style:style style:name="T26" style:family="text">
      <style:text-properties officeooo:rsid="003ab081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 fo:padding="0.0591in" fo:border="none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5">
      <text:list-level-style-number text:level="1" text:style-name="Numbering_20_Symbols" style:num-suffix=".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A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A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number text:level="1" text:style-name="Numbering_20_Symbols" style:num-suffix="." style:num-format="A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A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NCANA PELAKSANAAN PEMBELAJARAN</text:p>
      <text:p text:style-name="P1">(RPP 1)</text:p>
      <text:list xml:id="list4284101799" text:style-name="L1">
        <text:list-header>
          <text:p text:style-name="P50"><draw:frame draw:style-name="fr1" draw:name="Frame1" text:anchor-type="paragraph" svg:width="4.8965in" draw:z-index="0"><draw:text-box fo:min-height="1.7472in"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10">Satuan Pendidikan</text:p></table:table-cell><table:table-cell table:style-name="Table1.A1" office:value-type="string"><text:p text:style-name="P17">:</text:p></table:table-cell><table:table-cell table:style-name="Table1.A1" office:value-type="string"><text:p text:style-name="P10">SD Negeri 42 Kota Ternate</text:p></table:table-cell></table:table-row><table:table-row><table:table-cell table:style-name="Table1.A1" office:value-type="string"><text:p text:style-name="P11">Mata Pelajaran</text:p></table:table-cell><table:table-cell table:style-name="Table1.A1" office:value-type="string"><text:p text:style-name="P17">:</text:p></table:table-cell><table:table-cell table:style-name="Table1.A1" office:value-type="string"><text:p text:style-name="P11">Pendidikan Jasmani - Olahraga Kesehatan</text:p></table:table-cell></table:table-row><table:table-row><table:table-cell table:style-name="Table1.A1" office:value-type="string"><text:p text:style-name="P13">Kelas / Semester</text:p></table:table-cell><table:table-cell table:style-name="Table1.A1" office:value-type="string"><text:p text:style-name="P17">:</text:p></table:table-cell><table:table-cell table:style-name="Table1.A1" office:value-type="string"><text:p text:style-name="P14">III / 2</text:p></table:table-cell></table:table-row><table:table-row><table:table-cell table:style-name="Table1.A1" office:value-type="string"><text:p text:style-name="P15">Materi Pokok</text:p></table:table-cell><table:table-cell table:style-name="Table1.A1" office:value-type="string"><text:p text:style-name="P17">:</text:p></table:table-cell><table:table-cell table:style-name="Table1.A1" office:value-type="string"><text:p text:style-name="P37">Gerak dasar mengambang (Water Trappen) dan meluncur di air</text:p></table:table-cell></table:table-row><table:table-row><table:table-cell table:style-name="Table1.A1" office:value-type="string"><text:p text:style-name="P16">Alokasi Waktu</text:p></table:table-cell><table:table-cell table:style-name="Table1.A1" office:value-type="string"><text:p text:style-name="P17">:</text:p></table:table-cell><table:table-cell table:style-name="Table1.A1" office:value-type="string"><text:list xml:id="list2345887786" text:style-name="L2"><text:list-header><text:p text:style-name="P81">1<text:span text:style-name="T10">2</text:span> Jam Pelajaran (<text:span text:style-name="T11">3</text:span> x TM)</text:p></text:list-header></text:list></table:table-cell></table:table-row></table:table></draw:text-box></draw:frame></text:p>
        </text:list-header>
        <text:list-item>
          <text:p text:style-name="P51">KOMPETENSI DASAR (KD)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9">3.7.</text:p>
          </table:table-cell>
          <table:table-cell table:style-name="Table5.A1" office:value-type="string">
            <text:list xml:id="list105143130767510" text:continue-list="list4284101799" text:style-name="L1">
              <text:list-item>
                <text:list>
                  <text:list-header>
                    <text:p text:style-name="P77"><text:span text:style-name="T26">Memahami prosedur gerak dasar mengambang (water trappen) dan meluncur di air serta menjaga keselamatan diri / orang lain dalam aktivitas air</text:span></text:p>
                  </text:list-header>
                </text:list>
              </text:list-item>
            </text:list>
          </table:table-cell>
        </table:table-row>
        <table:table-row>
          <table:table-cell table:style-name="Table5.A1" office:value-type="string">
            <text:p text:style-name="P80">4.7.</text:p>
          </table:table-cell>
          <table:table-cell table:style-name="Table5.A1" office:value-type="string">
            <text:list xml:id="list105144556396608" text:continue-numbering="true" text:style-name="L1">
              <text:list-item>
                <text:list>
                  <text:list-header>
                    <text:p text:style-name="P78">Mempraktikan <text:span text:style-name="T13">gerak dasar mengambang (water trappen) dan meluncur di air serta menjaga keselamatan diri / orang lain dalam aktivitas air</text:span></text:p>
                  </text:list-header>
                </text:list>
              </text:list-item>
            </text:list>
          </table:table-cell>
        </table:table-row>
      </table:table>
      <text:p text:style-name="P53"/>
      <text:list xml:id="list621403818" text:style-name="L3">
        <text:list-item>
          <text:p text:style-name="P52">T<text:span text:style-name="T1">UJUAN PEMBELAJARAN</text:span></text:p>
        </text:list-item>
      </text:list>
      <text:p text:style-name="P2"><text:tab/><text:span text:style-name="T1">Dengan menyimak informasi dan peragaan materi dari guru, peserta didik dapat:</text:span></text:p>
      <text:list xml:id="list3714663975" text:style-name="L4">
        <text:list-item>
          <text:p text:style-name="P70">Mengidentifikasi gerak dasar mengambang (water trappen) dan meluncur di air serta menjaga keselamatan diri / orang dalam <text:span text:style-name="T14">aktivitas air</text:span></text:p>
        </text:list-item>
        <text:list-item>
          <text:p text:style-name="P54">Mempraktikan gerak dasar mengambang (water trappen) <text:span text:style-name="T15">dan meluncur di air serta menjaga keselamatan diri / orang lain dalam aktivitas air</text:span></text:p>
        </text:list-item>
      </text:list>
      <text:p text:style-name="P4"/>
      <text:p text:style-name="P4"/>
      <text:list xml:id="list3890586179" text:style-name="L5">
        <text:list-item>
          <text:p text:style-name="P55">INDIKATOR PENCAPAIAN KOMPETENSI <text:span text:style-name="T2">(IPK)</text:span></text:p>
          <text:list>
            <text:list-item>
              <text:p text:style-name="P56">Menjelaskan gerakan mengambang (water trappen) dalam aktivitas air</text:p>
            </text:list-item>
            <text:list-item>
              <text:p text:style-name="P56">Mempraktikan gerak dasar mengambang (water trappen) dalam aktivitas air</text:p>
            </text:list-item>
            <text:list-item>
              <text:p text:style-name="P56">Mengemukakan definisi gerak meluncur dalam aktivitas renang</text:p>
            </text:list-item>
            <text:list-item>
              <text:p text:style-name="P56">Menguraikan cara melakukan gerakan meluncur dalam aktivitas renang</text:p>
            </text:list-item>
            <text:list-item>
              <text:p text:style-name="P56">Menyebutkan fungsi kaki dalam gerakan meluncur di air</text:p>
            </text:list-item>
            <text:list-item>
              <text:p text:style-name="P56">Menjelaskan fungsi lengan setelah gerakan meluncur dalam aktivitas berenang</text:p>
            </text:list-item>
            <text:list-item>
              <text:p text:style-name="P57">Menjelaskan rangkaian gerakan terpadu dari semua unsur gerak dasar renang, dari gerak meluncur dilanjutkan dengan kaki dan lengan</text:p>
            </text:list-item>
            <text:list-item>
              <text:p text:style-name="P57">Mempraktikan gerakan meluncur dalam aktivitas renang</text:p>
            </text:list-item>
            <text:list-item>
              <text:p text:style-name="P57"><text:soft-page-break/>Mempraktikan gerak rangkaian terpadu (kordinasi) dari gerakan meluncur dilanjutkan dengan kaki dan lengan</text:p>
            </text:list-item>
            <text:list-item>
              <text:p text:style-name="P58">Mengidentifikasi penyebab terjadinya kecelakaan di air</text:p>
            </text:list-item>
            <text:list-item>
              <text:p text:style-name="P59">Mengidentifikasi <text:span text:style-name="T16">bagian dasar dari keselamatan diri di air</text:span></text:p>
            </text:list-item>
            <text:list-item>
              <text:p text:style-name="P60">Mengidentifikasi hal – hal sebagai penyebab kecelakaan di kolam renang saat aktivitas renang</text:p>
            </text:list-item>
            <text:list-item>
              <text:p text:style-name="P60">Mengidentifikasi potensi bahaya di kolam renang</text:p>
            </text:list-item>
            <text:list-item>
              <text:p text:style-name="P60">Mengidentifikasi hal – hal yang perlu dilakukan sebelum dan sesudah berenang</text:p>
            </text:list-item>
            <text:list-item>
              <text:p text:style-name="P60">Menyebutkan alat bantu renang</text:p>
            </text:list-item>
          </text:list>
        </text:list-item>
      </text:list>
      <text:p text:style-name="P8"/>
      <text:list xml:id="list3685180210" text:style-name="L6">
        <text:list-item>
          <text:p text:style-name="P62">MATERI PEMBELAJARAN</text:p>
          <text:list>
            <text:list-item>
              <text:p text:style-name="P61">Gerakan mengambang dalam air</text:p>
            </text:list-item>
            <text:list-item>
              <text:p text:style-name="P63">Gerakan meluncur dalam aktivitas renang</text:p>
            </text:list-item>
            <text:list-item>
              <text:p text:style-name="P63">Gerakan kaki dan lengan sebagai kelanjutan dari gerakan meluncur dalam aktivitas renang</text:p>
            </text:list-item>
            <text:list-item>
              <text:p text:style-name="P63">Rangkaian gerakan terpadu / kordinasi dari gerakan meluncur dilanjutkan dengan gerakan kaki dan tangan</text:p>
            </text:list-item>
            <text:list-item>
              <text:p text:style-name="P63">Penyebab terjadinya kecelakaan di air</text:p>
            </text:list-item>
            <text:list-item>
              <text:p text:style-name="P63">Bagian dasar dari keselamatan diri di air</text:p>
            </text:list-item>
            <text:list-item>
              <text:p text:style-name="P63">Hal – hal sebagai penyebab kecelakaan di kolam renang saat aktivitas renang</text:p>
            </text:list-item>
            <text:list-item>
              <text:p text:style-name="P64">Potensi bahaya di kolam renang</text:p>
            </text:list-item>
            <text:list-item>
              <text:p text:style-name="P64">Hal – hal yang perlu dilakukan sebelum dan sesudah berenang</text:p>
            </text:list-item>
            <text:list-item>
              <text:p text:style-name="P64">Alat – alat bantu renang</text:p>
            </text:list-item>
          </text:list>
        </text:list-item>
      </text:list>
      <text:p text:style-name="P5"/>
      <text:list xml:id="list2440527646" text:style-name="L7">
        <text:list-item>
          <text:p text:style-name="P65">PENDEKATAN DAN METODE PEMBELAJARAN</text:p>
          <text:list>
            <text:list-item>
              <text:p text:style-name="P65">Pendekatan<text:tab/>: Saintifik</text:p>
            </text:list-item>
            <text:list-item>
              <text:p text:style-name="P65">Metode<text:tab/>: Modeling, Tanya jawab, Diskusi, Kelompok dan Pemberian Tugas</text:p>
            </text:list-item>
          </text:list>
        </text:list-item>
      </text:list>
      <text:p text:style-name="P6"/>
      <text:list xml:id="list1208344989" text:style-name="L8">
        <text:list-item>
          <text:p text:style-name="P66">MEDIA, ALAT dan SUMBER PEMBELAJARAN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8">1.</text:p>
          </table:table-cell>
          <table:table-cell table:style-name="Table2.A1" office:value-type="string">
            <text:p text:style-name="P18">Media</text:p>
          </table:table-cell>
          <table:table-cell table:style-name="Table2.A1" office:value-type="string">
            <text:p text:style-name="P18">:</text:p>
          </table:table-cell>
          <table:table-cell table:style-name="Table2.A1" table:number-columns-spanned="4" office:value-type="string">
            <text:p text:style-name="P18">Gambar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8">2.</text:p>
          </table:table-cell>
          <table:table-cell table:style-name="Table2.A1" office:value-type="string">
            <text:p text:style-name="P18">Alat</text:p>
          </table:table-cell>
          <table:table-cell table:style-name="Table2.A1" office:value-type="string">
            <text:p text:style-name="P12">:</text:p>
          </table:table-cell>
          <table:table-cell table:style-name="Table2.A1" table:number-columns-spanned="4" office:value-type="string">
            <text:p text:style-name="P32">Papan pelampung <text:span text:style-name="T17">dan ban karet</text:span>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8">3.</text:p>
          </table:table-cell>
          <table:table-cell table:style-name="Table2.A1" office:value-type="string">
            <text:p text:style-name="P18">Sumber</text:p>
          </table:table-cell>
          <table:table-cell table:style-name="Table2.A1" office:value-type="string">
            <text:p text:style-name="P12">:</text:p>
          </table:table-cell>
          <table:table-cell table:style-name="Table2.A1" table:number-columns-spanned="4" office:value-type="string">
            <text:list xml:id="list2808433086" text:style-name="L9">
              <text:list-item>
                <text:p text:style-name="P82">Adaptasi buku pendidikan jasmani, olahraga dan kesehatan untuk SD <text:tab/>/ MI, kelas V dan VI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table:number-columns-spanned="2" office:value-type="string">
            <text:p text:style-name="P12"/>
          </table:table-cell>
          <table:covered-table-cell/>
          <table:table-cell table:style-name="Table2.A1" office:value-type="string">
            <text:p text:style-name="P40">Penerbit</text:p>
          </table:table-cell>
          <table:table-cell table:style-name="Table2.A1" office:value-type="string">
            <text:p text:style-name="P39">:</text:p>
          </table:table-cell>
          <table:table-cell table:style-name="Table2.A1" office:value-type="string">
            <text:p text:style-name="P41">Mujino dkk</text:p>
          </table:table-cell>
        </table:table-row>
        <table:table-row table:style-name="Table2.5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table:number-columns-spanned="2" office:value-type="string">
            <text:p text:style-name="P12"/>
          </table:table-cell>
          <table:covered-table-cell/>
          <table:table-cell table:style-name="Table2.A1" office:value-type="string">
            <text:p text:style-name="P40">Penerbit</text:p>
          </table:table-cell>
          <table:table-cell table:style-name="Table2.A1" office:value-type="string">
            <text:p text:style-name="P38">:</text:p>
          </table:table-cell>
          <table:table-cell table:style-name="Table2.A1" office:value-type="string">
            <text:p text:style-name="P42">PT. Putra Nugraha Sentosa</text:p>
          </table:table-cell>
        </table:table-row>
        <text:soft-page-break/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2"/>
          </table:table-cell>
          <table:table-cell table:style-name="Table2.A1" table:number-columns-spanned="4" office:value-type="string">
            <text:list xml:id="list105144095129960" text:continue-numbering="true" text:style-name="L9">
              <text:list-item>
                <text:p text:style-name="P83">Buku Penjas – Orkes 3; Tim penjas SD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5">Penerbit</text:p>
          </table:table-cell>
          <table:table-cell table:style-name="Table2.A1" office:value-type="string">
            <text:p text:style-name="P43">:</text:p>
          </table:table-cell>
          <table:table-cell table:style-name="Table2.A1" office:value-type="string">
            <text:p text:style-name="P46">Yudistira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2"/>
          </table:table-cell>
          <table:table-cell table:style-name="Table2.A1" table:number-columns-spanned="4" office:value-type="string">
            <text:list xml:id="list105142984993018" text:continue-numbering="true" text:style-name="L9">
              <text:list-item>
                <text:p text:style-name="P84">Buku PJOK Kemendikbud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2"/>
          </table:table-cell>
          <table:table-cell table:style-name="Table2.A1" table:number-columns-spanned="4" office:value-type="string">
            <text:list xml:id="list105143154129342" text:continue-numbering="true" text:style-name="L9">
              <text:list-item>
                <text:p text:style-name="P85">Konteks yang relevan / sesuai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3"/>
      <text:list xml:id="list4088395312" text:style-name="L10">
        <text:list-item>
          <text:p text:style-name="P67">LANGKAH – LANGKAH PEMBELAJARAN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47">Pertemuan Pertama: 4 Jam <text:span text:style-name="T3">Pelajaran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9">Kegiatan</text:p>
          </table:table-cell>
          <table:table-cell table:style-name="Table3.A2" office:value-type="string">
            <text:p text:style-name="P36">Deskripsi Kegiatan Pembelajaran</text:p>
          </table:table-cell>
          <table:table-cell table:style-name="Table3.C14" office:value-type="string">
            <text:p text:style-name="P19">Alokasi Waktu</text:p>
          </table:table-cell>
        </table:table-row>
        <table:table-row>
          <table:table-cell table:style-name="Table3.A2" office:value-type="string">
            <text:p text:style-name="P20">Pendahuluan</text:p>
          </table:table-cell>
          <table:table-cell table:style-name="Table3.B14" office:value-type="string">
            <text:list xml:id="list2952911906" text:style-name="L11">
              <text:list-item>
                <text:p text:style-name="P86">Pengaturan / Manajemen kelas</text:p>
              </text:list-item>
              <text:list-item>
                <text:p text:style-name="P87">Berdoa</text:p>
              </text:list-item>
              <text:list-item>
                <text:p text:style-name="P88">Peserta didik mendapat motivasi dari guru</text:p>
              </text:list-item>
              <text:list-item>
                <text:p text:style-name="P88">Appensepsi</text:p>
              </text:list-item>
              <text:list-item>
                <text:p text:style-name="P88">Penyamoaian materi pokok, kegiatan dan tujuan yang <text:tab/>akan dicapai peserta didik</text:p>
              </text:list-item>
            </text:list>
          </table:table-cell>
          <table:table-cell table:style-name="Table3.C14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21">Inti</text:p>
          </table:table-cell>
          <table:table-cell table:style-name="Table3.B14" office:value-type="string">
            <text:list xml:id="list105143576198314" text:continue-numbering="true" text:style-name="L11">
              <text:list-item>
                <text:p text:style-name="P89">Peserta didik mengamati gambar <text:span text:style-name="T18">yang ditayangkan <text:tab/>oleh berapa contoh rangkaian gerakan dasar olahraga <text:tab/>air (renang), dan gerakan mengambang (watet trappen)</text:span></text:p>
              </text:list-item>
              <text:list-item>
                <text:p text:style-name="P90">Peserta didik mendiskusikan hasil pengamatan dalam <text:tab/>kelompok</text:p>
              </text:list-item>
              <text:list-item>
                <text:p text:style-name="P91">Peserta didik mencoba secara berulang gerakan – <text:tab/>gerakan mengambang di air dengan dipegang dan tanpa <text:tab/>dipegang oleh teman</text:p>
              </text:list-item>
              <text:list-item>
                <text:p text:style-name="P92">Peserta didik mempraktikan secara bergilir dengan <text:tab/>dilandasi nilai – nilai disiplin, percaya diri, sungguh – <text:tab/>sunggu dan kerja sama</text:p>
              </text:list-item>
              <text:list-item>
                <text:p text:style-name="P92">Peserta didik menerima umpan balik secara langsung <text:tab/>maupun tertunda dari guru secara klasikal</text:p>
              </text:list-item>
            </text:list>
          </table:table-cell>
          <table:table-cell table:style-name="Table3.C14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22">Penutup</text:p>
          </table:table-cell>
          <table:table-cell table:style-name="Table3.B14" office:value-type="string">
            <text:list xml:id="list105143518123225" text:continue-numbering="true" text:style-name="L11">
              <text:list-item>
                <text:p text:style-name="P93"><text:span text:style-name="T19">Tanya</text:span> jawab tentang materi yang telah dipelajari</text:p>
              </text:list-item>
              <text:list-item>
                <text:p text:style-name="P94">Guru dan peserta didik bersama – sama membuat <text:tab/>rangkuman</text:p>
              </text:list-item>
              <text:list-item>
                <text:p text:style-name="P93">Berdoa</text:p>
              </text:list-item>
              <text:list-item>
                <text:p text:style-name="P93">Selesai</text:p>
              </text:list-item>
            </text:list>
          </table:table-cell>
          <table:table-cell table:style-name="Table3.C7" office:value-type="string">
            <text:p text:style-name="P12"/>
          </table:table-cell>
        </table:table-row>
        <table:table-row>
          <table:table-cell table:style-name="Table3.A6" table:number-columns-spanned="3" office:value-type="string">
            <text:p text:style-name="P33">Pertemuan kedua: 4 <text:span text:style-name="T4">Ja</text:span>m pelajara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4">Kegiatan</text:p>
          </table:table-cell>
          <table:table-cell table:style-name="Table3.A2" office:value-type="string">
            <text:list xml:id="list105142914274006" text:continue-numbering="true" text:style-name="L11">
              <text:list-header>
                <text:p text:style-name="P111">Deskripsi Kegiatan Pembelajaran</text:p>
              </text:list-header>
            </text:list>
          </table:table-cell>
          <table:table-cell table:style-name="Table3.C7" office:value-type="string">
            <text:p text:style-name="P24">Alokasi Waktu</text:p>
          </table:table-cell>
        </table:table-row>
        <table:table-row>
          <table:table-cell table:style-name="Table3.A2" office:value-type="string">
            <text:p text:style-name="P23">Pendahuluan</text:p>
          </table:table-cell>
          <table:table-cell table:style-name="Table3.B14" office:value-type="string">
            <text:list xml:id="list105143842730083" text:continue-numbering="true" text:style-name="L11">
              <text:list-item>
                <text:p text:style-name="P95">Pengaturan / manajemen kelas</text:p>
              </text:list-item>
              <text:list-item>
                <text:p text:style-name="P95">Berdoa</text:p>
              </text:list-item>
              <text:list-item>
                <text:p text:style-name="P99">Peserta didik <text:span text:style-name="T20">mendapat motivasi dari guru</text:span></text:p>
              </text:list-item>
              <text:list-item>
                <text:p text:style-name="P101">Appensepsi</text:p>
              </text:list-item>
              <text:list-item>
                <text:p text:style-name="P103">Penyampaian materi pokok, kegiatan dan tujuan yang <text:tab/>akan <text:span text:style-name="T21">dicapai peserta didik</text:span></text:p>
              </text:list-item>
            </text:list>
          </table:table-cell>
          <table:table-cell table:style-name="Table3.C14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23">Inti</text:p>
          </table:table-cell>
          <table:table-cell table:style-name="Table3.B14" office:value-type="string">
            <text:list xml:id="list105143055577389" text:continue-numbering="true" text:style-name="L11">
              <text:list-item>
                <text:p text:style-name="P97">Peserta didik mengamati <text:span text:style-name="T22">chat tentang gerak meluncur <text:tab/>dalam aktivitas renang</text:span></text:p>
              </text:list-item>
              <text:list-item>
                <text:p text:style-name="P105">Peserta didik mendiskusikan hasil pengamatan dalam <text:tab/>kelompok</text:p>
              </text:list-item>
              <text:list-item>
                <text:p text:style-name="P107"><text:soft-page-break/>Peserta didik mencoba secara <text:span text:style-name="T23">berulang gerakan <text:tab/>meluncur sesuai arahan guru</text:span></text:p>
              </text:list-item>
              <text:list-item>
                <text:p text:style-name="P108">Peserta didik mempraktikan secara bergilir dengan <text:tab/>dilandasi nilai – nilai disiplin, percaya diri, sungguh – <text:tab/>sungguh dan kerja sama</text:p>
              </text:list-item>
              <text:list-item>
                <text:p text:style-name="P108">Peserta didik menerima umpan balik secara langsung <text:tab/>maupun tertunda dari guru secara klasikal</text:p>
              </text:list-item>
            </text:list>
          </table:table-cell>
          <table:table-cell table:style-name="Table3.C14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23">Penutup</text:p>
          </table:table-cell>
          <table:table-cell table:style-name="Table3.B14" office:value-type="string">
            <text:list xml:id="list105144651538948" text:continue-numbering="true" text:style-name="L11">
              <text:list-item>
                <text:p text:style-name="P95"><text:span text:style-name="T24">Tanya</text:span> jawab tentang materi yang telah dipelajari</text:p>
              </text:list-item>
              <text:list-item>
                <text:p text:style-name="P97">Guru dan peserta didik bersama – sama membuat <text:tab/>rangkuman</text:p>
              </text:list-item>
              <text:list-item>
                <text:p text:style-name="P95">Berdoa</text:p>
              </text:list-item>
              <text:list-item>
                <text:p text:style-name="P95">Selesai</text:p>
              </text:list-item>
            </text:list>
          </table:table-cell>
          <table:table-cell table:style-name="Table3.C14" office:value-type="string">
            <text:p text:style-name="P12"/>
          </table:table-cell>
        </table:table-row>
        <table:table-row>
          <table:table-cell table:style-name="Table3.A6" table:number-columns-spanned="3" office:value-type="string">
            <text:p text:style-name="P34">Pertemuan ketiga: 4 Jam <text:span text:style-name="T5">pelajaran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5">Kegiatan</text:p>
          </table:table-cell>
          <table:table-cell table:style-name="Table3.A2" office:value-type="string">
            <text:p text:style-name="P35">Deskripsi Kegiatan Pembelajaran</text:p>
          </table:table-cell>
          <table:table-cell table:style-name="Table3.C14" office:value-type="string">
            <text:p text:style-name="P25">Alokasi Waktu</text:p>
          </table:table-cell>
        </table:table-row>
        <table:table-row>
          <table:table-cell table:style-name="Table3.A2" office:value-type="string">
            <text:p text:style-name="P26">Pendahuluan</text:p>
          </table:table-cell>
          <table:table-cell table:style-name="Table3.B14" office:value-type="string">
            <text:list xml:id="list105143556721519" text:continue-numbering="true" text:style-name="L11">
              <text:list-item>
                <text:p text:style-name="P96">Pengaturan / manajemen kelas</text:p>
              </text:list-item>
              <text:list-item>
                <text:p text:style-name="P96">Berdoa</text:p>
              </text:list-item>
              <text:list-item>
                <text:p text:style-name="P100">Peserta didik <text:span text:style-name="T20">mendapat motivasi dari guru</text:span></text:p>
              </text:list-item>
              <text:list-item>
                <text:p text:style-name="P102">Appensepsi</text:p>
              </text:list-item>
              <text:list-item>
                <text:p text:style-name="P104">Penyampaian materi pokok, kegiatan dan tujuan yang <text:tab/>akan <text:span text:style-name="T21">dicapai peserta didik</text:span></text:p>
              </text:list-item>
            </text:list>
          </table:table-cell>
          <table:table-cell table:style-name="Table3.C14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27">Inti</text:p>
          </table:table-cell>
          <table:table-cell table:style-name="Table3.B14" office:value-type="string">
            <text:list xml:id="list105143166988522" text:continue-numbering="true" text:style-name="L11">
              <text:list-item>
                <text:p text:style-name="P98">Peserta didik mengamati <text:span text:style-name="T22">chat tentang gerak meluncur <text:tab/>dalam aktivitas renang</text:span></text:p>
              </text:list-item>
              <text:list-item>
                <text:p text:style-name="P106">Peserta didik mendiskusikan hasil pengamatan dalam <text:tab/>kelompok</text:p>
              </text:list-item>
              <text:list-item>
                <text:p text:style-name="P110">Peserta didik mempresentasikan hasil diskusi <text:tab/>kelompok dengan bahasa yang jelas, sistematis dan <text:tab/>logis. Kelompok lain diberi waktu untuk bertanya <text:tab/>(Terjadi tanya jawab)</text:p>
              </text:list-item>
              <text:list-item>
                <text:p text:style-name="P109">Peserta didik menerima umpan balik secara langsung <text:tab/>maupun tertunda dari guru secara klasikal</text:p>
              </text:list-item>
            </text:list>
          </table:table-cell>
          <table:table-cell table:style-name="Table3.C14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28">Penutup</text:p>
          </table:table-cell>
          <table:table-cell table:style-name="Table3.B15" office:value-type="string">
            <text:list xml:id="list105144684529433" text:continue-numbering="true" text:style-name="L11">
              <text:list-item>
                <text:p text:style-name="P96"><text:span text:style-name="T24">Tanya</text:span> jawab tentang materi yang telah dipelajari</text:p>
              </text:list-item>
              <text:list-item>
                <text:p text:style-name="P98">Guru dan peserta didik bersama – sama membuat <text:tab/>rangkuman</text:p>
              </text:list-item>
              <text:list-item>
                <text:p text:style-name="P96">Berdoa</text:p>
              </text:list-item>
              <text:list-item>
                <text:p text:style-name="P96">Selesai</text:p>
              </text:list-item>
            </text:list>
          </table:table-cell>
          <table:table-cell table:style-name="Table3.C15" office:value-type="string">
            <text:p text:style-name="P12"/>
          </table:table-cell>
        </table:table-row>
      </table:table>
      <text:p text:style-name="P9"/>
      <text:p text:style-name="P9"/>
      <text:list xml:id="list1667678280" text:style-name="L12">
        <text:list-item>
          <text:p text:style-name="P68">PENILAIAN <text:span text:style-name="T25">HASIL </text:span>PEMBELAJARAN</text:p>
          <text:list>
            <text:list-item>
              <text:p text:style-name="P68">Teknik penilaian</text:p>
            </text:list-item>
          </text:list>
        </text:list-item>
      </text:list>
      <text:list xml:id="list807492177" text:style-name="L13">
        <text:list-item>
          <text:list>
            <text:list-item>
              <text:list>
                <text:list-item>
                  <text:p text:style-name="P69">Penilaian sikap<text:tab/>: Pengamatan (non – tes)</text:p>
                </text:list-item>
                <text:list-item>
                  <text:p text:style-name="P69">Penilaian pengetahuan<text:tab/>: Tertulis</text:p>
                </text:list-item>
                <text:list-item>
                  <text:p text:style-name="P69">Penilaian keterampilan<text:tab/>: Pengamatan (non – tes)</text:p>
                </text:list-item>
              </text:list>
            </text:list-item>
          </text:list>
        </text:list-item>
      </text:list>
      <text:list xml:id="list3190379177" text:style-name="L14">
        <text:list-item>
          <text:p text:style-name="P71">Bentuk instrumen penilaian</text:p>
        </text:list-item>
      </text:list>
      <text:list xml:id="list4054883373" text:style-name="L15">
        <text:list-item>
          <text:list>
            <text:list-item>
              <text:p text:style-name="P73">Penilaian sikap<text:tab/>: Jurnal</text:p>
            </text:list-item>
            <text:list-item>
              <text:p text:style-name="P75"><text:soft-page-break/>Penilaian pengetahuan<text:tab/>: Butir – butir soal (Pilihan ganda, uraian)</text:p>
            </text:list-item>
            <text:list-item>
              <text:p text:style-name="P75">Penilaian keterampilan<text:tab/>: Lembar pengamatan</text:p>
            </text:list-item>
          </text:list>
        </text:list-item>
      </text:list>
      <text:list xml:id="list105142913562879" text:continue-list="list3190379177" text:style-name="L14">
        <text:list-item>
          <text:p text:style-name="P72">Instrumen penilaian</text:p>
        </text:list-item>
      </text:list>
      <text:list xml:id="list1009947560" text:style-name="L16">
        <text:list-item>
          <text:list>
            <text:list-item>
              <text:p text:style-name="P74">Penilaian sikap<text:tab/>: Jurnal harian langsung dari guru</text:p>
            </text:list-item>
            <text:list-item>
              <text:p text:style-name="P76">Penilaian pengetahuan<text:tab/>: <text:span text:style-name="T6">Naskah tersendiri sebagai lampiran dari RPP</text:span></text:p>
            </text:list-item>
            <text:list-item>
              <text:p text:style-name="P76">Penilaian keterampilan<text:tab/>: <text:span text:style-name="T6">Naskah tersendiri sebagai lampiran dari RPP</text:span></text:p>
            </text:list-item>
          </text:list>
        </text:list-item>
      </text:list>
      <text:p text:style-name="P48"/>
      <text:p text:style-name="P48"/>
      <text:p text:style-name="P49"/>
      <text:p text:style-name="P4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9">Menyetujui / Mengesahkan</text:p>
            <text:p text:style-name="P29">Kepala Sekolah</text:p>
            <text:p text:style-name="P29"/>
            <text:p text:style-name="P29"/>
            <text:p text:style-name="P31">USMAN, S.Pd</text:p>
            <text:p text:style-name="P30">N<text:span text:style-name="T7">IP</text:span>. <text:span text:style-name="T8">196807151999011002</text:span></text:p>
          </table:table-cell>
          <table:table-cell table:style-name="Table4.A1" office:value-type="string">
            <text:p text:style-name="P29">Ternate, 5 Januri 2019</text:p>
            <text:p text:style-name="P29">Guru Mata Pelajaran</text:p>
            <text:p text:style-name="P29"/>
            <text:p text:style-name="P29"/>
            <text:p text:style-name="P31">NURBAYA AHMAD</text:p>
            <text:p text:style-name="P29"><text:span text:style-name="T9">NIP</text:span>. 196612021987122006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4:49:21.279498431</meta:creation-date>
    <meta:generator>LibreOffice/6.0.7.3$Linux_X86_64 LibreOffice_project/00m0$Build-3</meta:generator>
    <dc:date>2019-01-03T10:48:43.126846490</dc:date>
    <meta:editing-duration>PT4H23M</meta:editing-duration>
    <meta:editing-cycles>225</meta:editing-cycles>
    <meta:document-statistic meta:table-count="5" meta:image-count="0" meta:object-count="0" meta:page-count="5" meta:paragraph-count="165" meta:word-count="975" meta:character-count="6410" meta:non-whitespace-character-count="5650"/>
  </office:meta>
</office:document-meta>
</file>